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paragraph-properties fo:break-before="page"/>
      <style:text-properties fo:font-size="16pt" fo:font-weight="bold" style:font-size-asian="16pt" style:font-weight-asian="bold" style:font-size-complex="16pt" style:font-weight-complex="bold"/>
    </style:style>
    <style:style style:name="T1" style:family="text">
      <style:text-properties fo:font-size="12pt" fo:font-weight="normal" style:font-size-asian="12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lobal Conciousness</text:p>
      <text:p text:style-name="Standard"/>
      <text:p text:style-name="Standard">We exist in a world where we all feel separated. We exist in a world where we measure time and equate time with what we are capable <text:s/>of as a species. This is a very limmited view of what we are capable of. We do not see what really exists. We do not see what we are really capable of. We do not see that time is only a perception of what is possible. We do not see that we are all connected. Recent events would prove this to be untrue.</text:p>
      <text:p text:style-name="Standard"/>
      <text:p text:style-name="Standard">Facebook. Facebook is the beginning of global conciousness. I have watched people use this format to gather awareness and money and assistance in times of peril, prevent the government from enacting more control over the internet, drive connections to others. This is a small resemblance of our future. Connection, collective knowledge, is the future of our existance. With this, anything is possible. We are not alone. We cannot keep acting as if we are, as if what we do or do not do does not matter.</text:p>
      <text:p text:style-name="Standard"/>
      <text:p text:style-name="Standard">Using the internet, we have created a global connection. The Occupy movement would not have risen as fast as it did without this format for connection. To enact global change, we must change the way we think about ourselves, our purpose in the universe, and others around us. We have value and purpose. All we have to do is choose.</text:p>
      <text:p text:style-name="Standard"/>
      <text:p text:style-name="Standard">But people don't want to see what we are truly capable of. It requires dedication and change in thinking and most importantly, dedication to a single purpose globally. Everything can change in a single instant. In one second, we can change the complete course of our history and become so much more that what we currently percieve the world to be.</text:p>
      <text:p text:style-name="Standard"/>
      <text:p text:style-name="Standard">We must first change our perceptions. Money is just a format for expression. It's a format of power. It's a format for change. There is never enough, yet there is more than anyone can percieve. There is enough for everyone. What we do not understand is that money only has the value we give it. It is possible to change the world around us with or without money. Our thoughts need to be clear. We have to focus on the same goals and problems that unite us as a species. It is not without pain but with the love that exists that makes this possible. We have to breathe and cry out against the injustice occuring.</text:p>
      <text:p text:style-name="Standard"/>
      <text:p text:style-name="Standard"/>
      <text:p text:style-name="Standard">There is enough, but we must change the way we think and dedicate to common goals. The collective perception is the most important tool we have. We are not the Borg, but it wouldn't hurt to start acting as a untied being with a common purpose. Inaction and <text:s/>comfort in ingorance has caused us to become resistant to change. We only care if it affects us directly and affects us right now. But what we don't realize is that everything in exitance is in a constant state of NOW. We are now, our children are now, our grand children and great-grandchildren are now. There is no future without NOW. </text:p>
      <text:p text:style-name="Standard"/>
      <text:p text:style-name="Standard">We cannot stand idly by any longer and wait for someone else to solve our problems. Every person is responsible. Every person is capable of making the change necessary happen right now in this moment of solidarity. </text:p>
      <text:p text:style-name="Standard"/>
      <text:p text:style-name="Standard">But what can we do? We choose. We all choose. We all change our focus. We stop everything and do a 180 degree turn, look at the past, do a 180 degree turn and look at our future. We have to stop and adjust our course so we can create a new beginning. </text:p>
      <text:p text:style-name="Standard"/>
      <text:p text:style-name="Standard">There is no one simple answer and no one solution, but a collective of all to choose from.</text:p>
      <text:p text:style-name="Standard"/>
      <text:p text:style-name="Standard"><text:soft-page-break/></text:p>
      <text:p text:style-name="Standard">There is only one thing that exists. Connection. It is how we evaluate everything we encounter. It is our greatest downfall and our greatest savior and it is how we percieve this once concept that will determine the course of our future existance.</text:p>
      <text:p text:style-name="Standard"/>
      <text:p text:style-name="Standard">Humans are unique in our ….we have the capability to prevent our own extinction.</text:p>
      <text:p text:style-name="Standard"/>
      <text:p text:style-name="Standard">We are rediscovering the global connection, the connection with our universe, the connection with each other and all things. We see through facebook, through social networking, just how powerful this connection is. We can bring down companies, create a revolution, combine our ideas to create new solutions, and gather resources to combat or most difficult times during natural disasters.</text:p>
      <text:p text:style-name="Standard"/>
      <text:p text:style-name="Standard">What we don't realize is that this connection always existed. We always had this power. We will always have this power. The difference now is we are learning that we have a way to control it. We have it within us to use this power to prevent our own distruction, to ensure and create a better future. But we have to change our perception of that power. We have to focus on the one thing we can all agree on...survival. But with even that which we can agree upon, we must change our perception. It's not just about survival as in our immediate existance, it's about the survival in connection with the future, it's about survival in connection with everything that exists around us.</text:p>
      <text:p text:style-name="Standard"/>
      <text:p text:style-name="Standard">We have a symbiotic relationship with all things that exist, including our future. The actions of today create ripples across all planes of existance. The actions of today create ripples into the future. What we do today ensures our future existance or future distruction. Every choice we make changes everything.</text:p>
      <text:p text:style-name="Standard"/>
      <text:p text:style-name="Standard">But we can control everything that happens. And that is what we need to change more than anything. We have the power. It has always existed. It's all about choice. It's all about perception.</text:p>
      <text:p text:style-name="Standard"/>
      <text:p text:style-name="Standard">Connection is the only thing that exists. Everything else is an illusion. And within this illusion, we create delusions to help define our finate existance. Everything else is an illusion, including money, especially money. It is the illusion that prevents us from acting. It is the illusion that makes us so determined to think that what we do doesn't matter. It is an illusion that we have no contol. It is an illusion that we …</text:p>
      <text:p text:style-name="Standard"/>
      <text:p text:style-name="Standard">We can do anything. We are capable of the greatest attrosities and the greatest...</text:p>
      <text:p text:style-name="Standard"/>
      <text:p text:style-name="Standard">What we do does matter. But we have to choose. We must unite. We can predict the future. We can prevent our distruction. We can create a better future by choosing to control it. We think control is the illusion, but it is not. Control is a choice.</text:p>
      <text:p text:style-name="Standard"/>
      <text:p text:style-name="Standard">One thing we are capable of but never do is unite our global connection, or global conciousness toward a common goal...to save ourselves from ourselves. We control everything that exists in our perception.</text:p>
      <text:p text:style-name="Standard"/>
      <text:p text:style-name="Standard">The constructs of our own perception. We are dangerous, because we do not believe in ourselves. We do not choose to control our own destiny. We choose to ignore this responsibility. And yes, we have a responsibility to ourselves, to the people around us, to the universe around us. We have a responsibility to unite as a species, to save ourselves from ourselves. </text:p>
      <text:p text:style-name="Standard"/>
      <text:p text:style-name="Standard">We have the power to step outside of our current existance and choose a different path for our future. We have a choice, but we must all chose it together. We must choose it as a untied force, as a global <text:soft-page-break/>conciousness. </text:p>
      <text:p text:style-name="Standard"/>
      <text:p text:style-name="Standard">Over time, this will happen naturally. It is already happening. You can see it with social networking. We are evolving into something more, something better as a species, but the one thing we don't realize is that we don't have to wait for this evolution to happen naturally. We can choose it automatically.</text:p>
      <text:p text:style-name="Standard"/>
      <text:p text:style-name="Standard">We can change absolutely everything and anything about ourselves. We can reinvent everything about ourselves. But we can do this same thing with the world around us. We can stop in an instant and change absolutely everything if we choose to do so. If we wanted to fix all of the problems in the world, we could do it in an instant if everyone on the planet decided to do so, if we all agreed, if we took control of our own destiny, if we decided that every choice matters.</text:p>
      <text:p text:style-name="Standard"/>
      <text:p text:style-name="Standard">But we don't and the largest question is Why. Why don't we? Why don't we just change it all? It's because we think we can't. It's because we think we can't that we don't try. And that is the worst illusion of all. It's the illusion that we let the daily survival get in the way of the greatest thing we can do for ourselves, for our future, choose to survive. Instead we do everything to choose to die.</text:p>
      <text:p text:style-name="Standard"/>
      <text:p text:style-name="Standard">And the greatest sadness in existance is that people don't realize what we are all doing, choosing to die. Over and over again, day in a day out, we choose to die. It's in what we eat, what we allow ourselves to be addicted to, what we drive, when we don't recycle, how we decide to allow religion to sacrifice personal freedom. We have to look beyond everything we do and look forward to a common goal. We trap ourselves in a constant circle of death through excuses.</text:p>
      <text:p text:style-name="Standard"/>
      <text:p text:style-name="Standard">We say the infrastructure doesn't exist to support renewable energy. It doesn't exist because we havent created it...we haven't created it yet. We don't all drive electric cars because the infrastructure doesn't exist to support it. The infrastructure doesn't exist to support it because we haven't created it. We don't create it, because it would cost too much money. We don't have the money because we are selfish and too concerned with immediate survival to create an infrastructure where we can sustain our survival. It's a cyclical problem. One we are capable of breaking out of if we just choose to do one thing different, change our perception of what is important. If we simply decided to build the infrastructure and dedicate the money to the infrastructure, then it would happen and we could move forward with no excuses for something that doesn't exist.</text:p>
      <text:p text:style-name="Standard"/>
      <text:p text:style-name="Standard">We create our own dellusions that prevent us from acting. We prevent ourselves from acting by choosing to believe in the same dellusions. And that is the sadest thing of all. We agree to be ignorant. We choose ignorance over action, over evolution, over realization that we can exist beyond right now. We choose to remain in ignorance, the ignorance that we can't change anything, the ignorance that what we do doesn't matter, the ignorance that we don't have control, that we can't create that control. When all along, we were wrong. We have always had control. We have always had the choice. We choose to not realize it. We choose to not evolve into the best version of ourselves that could exist. We choose ignorance. We choose blindness. We choose not to act on the possibilities we are capable of. We choose not to act. We choose to not change our perceptions. We choose to ignore our true possibilities. We choose to ignore our responsibility. It is our responsibility to change our perception in order to create a better existance, to create a better future, to ensure our future, to ensure our survival amongst the universe, to earn the right to co-exist with the rest of creation.</text:p>
      <text:p text:style-name="Standard"/>
      <text:p text:style-name="Standard">Now, even though we choose not to act to change everything at once and automatically evolve to our next plane in existance, it doesn't mean that we are not headed in that same direction. We are and quickly. As our global connections increase, so does our technology, so does our intelligence and <text:soft-page-break/>realization that things must change to continue surviving. It is no longer a matter of if, it is a matter of when. We will do it. It will happen. We will choose it, but changing to a global conciousness takes time. It takes time, but as we grow closer to it the faster it occurrs. As we grow closer to it, the less time it takes us to make the changes necessary on a personal level to make it happen. </text:p>
      <text:p text:style-name="Standard"/>
      <text:p text:style-name="Standard">We choose to let it take time, because evolving on this level as a species is just like any other thing in life, it has to happen in pieces. It is very difficult to change everything at once, or we “think” that it is difficult. Eventually we will learn that it is the initial thought that creates the change. We can change anything at any moment of time, simply by thinking and then acting on that thought. Reguardless of what we are capable of right now or what we will as a species do in the future, right now, we like to move a little slower than is actually necessary. What we are doing now is changing one thing at a time. The best way to create change (in our current understanding and perception of ourselves) is to do it one piece at a time. It's like if you want to be healthy you have to look at all of the variables that define you as unhealthy, then you pick one and focus on that one thing. You make that one thing a goal. You integrate that one thing into your life and once it is integrated, you add another thing. First you take vitimins, then you start eating better, then you start exercizing, then you evaluate your mental health (or maybe you do that one first), but all the same, you do it one at at time, because to truly change you have to take one step at a time.</text:p>
      <text:p text:style-name="Standard"/>
      <text:p text:style-name="Standard">Now, eventually through this process, and through our quickly creating global conciousness, we are accumulating things faster. We are attaining possibilities sooner. And sooner, rather than later, we will learn that it does not take as much time as we think to change absolutely everything. You don't have to do anything cummulatively or in a linear fashion. You can change everything in existance, everything in your perception, everything that is wrong with the world all at one time. We can stop and immediately shift a completely different direction as soon as we learn that is the direction we should be headed in. No, we can not do everything in one day, because it takes time to shift everything and we have not evolved to the point where we can exist beyond the physical plane. So we cannot move to a renewable energy infrastructure literally overnight, but what we can do is shift our focus to build it. We can plan it out. We can divert our finances, physical labor, resources, mental faculties into a structured focus on solving any problem that exists.</text:p>
      <text:p text:style-name="Standard"/>
      <text:p text:style-name="Standard">Take road work for example. So we know that we can create energy and harness that energy through movement on a floor or road. So, if <text:s/>we have to fix the roads and replace them anyways, why not just put a little extra work into it? Why not replace those sections of road with something that will capture the energy cars would create when they pass over that new section? We have to fix it anyway why not create a better structure while we're doing it? Why not?</text:p>
      <text:p text:style-name="Standard"/>
      <text:p text:style-name="Standard">Why not is what we are beginning to ask ourselves. Why not is the beginning of the end of our excuses in living life the way it is. Why not is a new way of thinking. And it is a new way of thinking that will cause our species to evolve faster and better than anything else.</text:p>
      <text:p text:style-name="Standard"/>
      <text:p text:style-name="Standard">What we are encountering most recently in human rights is a difficult struggle between personal choice and religious beliefs. We have let a history of religious beliefs dictate our personal choices in our history and slowly we have evolved our religious beliefs to be more rational and accepting of personal choice. We have evolved our religious beliefs to be accepting of race, cultural differences, disabilities, sex. But discrimination still exists even though we recognize it for what it is. We still do not allow personal choice for all because of our history of letting religious beliefs dictate and control our perceptions. Now, as young people grow up in a world where being gay is strongly accepted, their religious belief systems will incorporate that accpetance. Those young people will errect new policies <text:soft-page-break/>into the general public which will allow gay people to receive the same parental and marital rights as hedoralsexual couples. Now, this is something that takes time, but it doesn't have to.</text:p>
      <text:p text:style-name="Standard"/>
      <text:p text:style-name="Standard">The recent events with Chick-Fil-A are showing how unacceptable it is discriminate in that way. Religious beliefs have no place in law. They have no place in corporate structures. It is discrimination, plain and simple. What has to happen globally is a change in thinking. Family is family and love is love. Gender is only important in continuing procreation and we are far too overpopulated as it is. I am sorry to say, but anyone who cannot realize that God (if so exists) as the “creator of all” could be so ignorant and full of hate to condemn us to damnation for following rules we could not possibly understand...</text:p>
      <text:p text:style-name="Standard"/>
      <text:p text:style-name="Standard">I am sorry to say, but do you really think God (if so exists), this infinate being, creator of all, would really set up expectations for us? Do you really think this intelligent being, knowing of all things, would punish us for not following expectations? Do you really think that we know and understand what God wants of us? Do you really think that God, who could not possibly need anything from us, would actually ask anything from us? Aren't we incredibly insignificant in comparison? Aren't we just as vitally important? We are ants, but ants have value all the same. They have a place in our world. We don't expect ants to understand anything about us. We don't set up rules for ants and then punish them for not following. We simply kill them when they get in the way. We don't really love or hate them, course that depends on the person and the situation and the perception occuring at that time. They are simply a creature that exists and as are we, and we have a symbiotic relationship with that creature. Would God not be something similar? We can't have expectations of ants other than to be what is in their nature to be. God being so much more that we are the ants must have a similar view of us in comparison. </text:p>
      <text:p text:style-name="Standard"/>
      <text:p text:style-name="Standard">It is simply in our nature to come up with reasons to discriminate, to give excuses so we don't have to change, to pawn off the responsibility on an entity we couldn't possibly understand. We use religion about an entity we have no rational way of comprehending to rationalize unacceptance, hatred, discrimination. Why would an entity so greater than us find value in punishing us for not following rules we couldn't possibly be expected to understand? Why would an entity expect anything of us at all? All we are doing is trying to rationalize excuses to continue discriminating, to continue oppression, to continue to deny personal freedom. Love is love and sex is just sex. And to move forward we have to evolve our thinking and be rational about how God (if so exists) really portrays us as a species in the grand scheme of things. We are the blink of an eye in the mass existance of the universe around us. And you have the right to believe whatever you want to, but the more ignorant you are of the truth of our existance in relation or God (if so exists) the longer it takes for the human species to evolve into a better way of living and thinking. It is this type of ignorance and discrimination that is holding us back as a species.</text:p>
      <text:p text:style-name="Standard"/>
      <text:p text:style-name="Standard">The entire point of any belief structure is to give us purpose. It's to give us context. It's to state that what we do has meaning. It's to state that what we do matters in our own existance. It's to give us something to compare ourselves to. We learn through experience what is and is not right or wrong for us as a species. The entire point of any belief structure is to make us think about ourselves and what we want to accomplish. It's to help us determine what really matters in our finite existance. We don't need God to punish us, because we do that ourselves. There are consequences to every action. We have a symbiotic relationship with everything around us. Everything we do affects everything else that exists in our reality. It matters if you turn right instead of left. Every choice makes a difference in your life. What direction your life takes is dependant on every choice you make. What really matters is that you learn from your decisions and you choose to take a different path because of your experience. No one <text:soft-page-break/>wants to be miserable. Everyone wants to feel loved and accepted and valued in life. Everything you do has value. But you cannot give anything value if you don't have anything to compare it to. You cannot have value for anything if you do not think about it in a context beyond what it is. Ideas have purpose. Actions based on those ideas have purpose. Only evaluation of those actions and the consequences of those actions can determine the next course of action.</text:p>
      <text:p text:style-name="Standard"/>
      <text:p text:style-name="Standard">The entire point of anything is to find a better way. Now, I will say that I don't understand why serial killers exist. I don't understand why they do what they do. But maybe they too exist for a purpose. Maybe their purpose is by design. Maybe their purpose is population control. Maybe their purpose is to give the rest of us context for our existance. The greatest love often comes with the greatest pain. And we would have no context for the meaning of how important life is if we did not lose it. We would have no context for enjoying life if we did not experience suffering in it as well. Now, we have enough experience in our history and through others and through movies and music and media, that when it comes right down to it, it is no longer necessary to have to personally experience attrosities in life in order to learn what you should and shouldn't do and what path to take. But even with that, as a species we seem to need personal experience to motivate us. To learn, you have to experience. To find out what you want in your life, you usually have to experience the things you don't want in your life to give you that context. Without that you don't know. But it also doesn't have to be that way. There is a certain point in your life, when it is no longer necessary to create that context in your life and you focus on achieving the goals you set forth. </text:p>
      <text:p text:style-name="Standard"/>
      <text:p text:style-name="Standard">As a species, we will evolve to the point where it is no longer necessary to experience some things to give us that negative context to learn from, because as a species we will have learned from our history enough to not need that context any more. I'm not saying there still won't be people that kill others, but maybe we will be able to prevent serial killers by identifying what causes them to become that and then creating a society that does not create those situations. And through a global conciousness, through a global awareness, through sharing of information, experience, learning, ideas, and working together as a untied front, we can do those things.</text:p>
      <text:p text:style-name="Standard"/>
      <text:p text:style-name="Standard">There is no reason for anyone to be unemployed. By unemployment we are simply hurting ourselves and our possiblities. Everyone should be contributing to the global populace in some fashion. We are simply missing out on important opportunities to improve the global situation by allowing people to be unemployed. </text:p>
      <text:p text:style-name="Standard"/>
      <text:p text:style-name="Standard">There is no reason for anyone to have their basic needs not met. The very definition of human rights needs to be extended. We are complicated creatures. It is not enough to have food, water, and shelter. We have a human right to receive medical care. We have a human right to receive education. We have a human right to live comfortably enough to have our basic needs covered and to not be forced to struggle for those things. We have needs for entertainment and something to give us purpose in life. For most people, having a job that contribues to society is some fashion gives them purpose, for others jobs only exist to meet their basic needs. We need to evolve to the point where we care for people as if their needs matter. When people don't have to struggle for their basic needs, they contribute more to society. When people enjoy what they do for a living, they contribute more to society. If a person doesn't have to struggle for their needs, can receive the right education to achieve their goals, and get a job doing something they enjoy in life we have a happier population that contribues to society with less job turn-over.</text:p>
      <text:p text:style-name="Standard"/>
      <text:p text:style-name="Standard">It's really very simple, rational thinking, but creating that result is much more difficult. It doesn't have to be difficult, but we choose to make it so. We use competition and money to create the contexts for <text:soft-page-break/>living a decent life. We use it as an excuse for not achieving something better and more sustainable.</text:p>
      <text:p text:style-name="Standard"/>
      <text:p text:style-name="Standard">We need population control. To have population control, you have to have birth control and you have to have legal abortion. And you have to change the way you think about abortion. This is not a religious, issue. This is an ethical issue. We literally have too many people on the planet. We should not be encouraging young people or anyone who is not equiped to care for a child to have that child. It's very simple. We should not be condeming people based on an entity that we can't possibly understand what it is thinking. We should not presume to understand what that entity thinks about anything. </text:p>
      <text:p text:style-name="Standard"/>
      <text:p text:style-name="Standard">We have to change the way we think about creating a family and having more children. Creating more people should be a logical choice. You shouldn't have kids unless you can care for them and provide them a healthy environment to grow up in. We have too many people and our resources are not going to last forever. We will run out of oil. That is a fact we can't ignore. We have people starving and dying from lack of shelter every day. We are not providing the basic needs for our current population. If we can't do that as a species, we should not be encouraging reproduction at the rate we are. We should not be condeming people for choosing to not be parents. We should be encouraging seralization after one child. Honestly we should even go as far as to create a law where you only have one child and you are required to be steralized after a specified amount of time after that child is born.</text:p>
      <text:p text:style-name="Standard"/>
      <text:p text:style-name="Standard">It is incredibly irresponsible as a species to continue ignoring this issue and to promote practices and ideas the encourage the problem. Honestly, if we encouraged homosexuality instead of discriminating against it, our population would naturally go down, because most pregnancies are unplanned and you can't have unplanned pregnancies if you are gay.</text:p>
      <text:p text:style-name="Standard"/>
      <text:p text:style-name="Standard"/>
      <text:p text:style-name="Standard"/>
      <text:p text:style-name="Standard"/>
      <text:p text:style-name="P2">The Free Energy Corps</text:p>
      <text:p text:style-name="P1"><text:span text:style-name="T1"/></text:p>
      <text:p text:style-name="P1"><text:span text:style-name="T1">So, what if we did something different?</text:span></text:p>
      <text:p text:style-name="P1"><text:span text:style-name="T1"/></text:p>
      <text:p text:style-name="P1"><text:span text:style-name="T1">The Free Energy Corps would be a government program with the ultimate goal to create the infrastructure to run off of solar, water, and wind energy.</text:span></text:p>
      <text:p text:style-name="P1"><text:span text:style-name="T1"/></text:p>
      <text:p text:style-name="P1"><text:span text:style-name="T1">To get employees, the government would offer training and tuition reimbursement or a defined stipend toward a college fund for anyone completing a 5 year contract. There would be government housing. Instead of building new houses, the government would help those in trouble by buying houses under forclosure for the amount owed. People could submit their houses on a list for purchase.</text:span></text:p>
      <text:p text:style-name="P1"><text:span text:style-name="T1"/></text:p>
      <text:p text:style-name="P1"><text:span text:style-name="T1">The people in training and employed would receive a moderate stipend for groceries and general necessities. They would be provided uniforms.</text:span></text:p>
      <text:p text:style-name="P1"><text:span text:style-name="T1"/></text:p>
      <text:p text:style-name="P1"><text:span text:style-name="T1">Our main focus would need to be to create this infrastructure. We would pull back the military (to save money) and get scientists and city planners to identify the best locations for solar and wind farms.</text:span></text:p>
      <text:p text:style-name="P1"><text:span text:style-name="T1"/></text:p>
      <text:p text:style-name="P1"><text:span text:style-name="T1"/></text:p>
      <text:p text:style-name="P1"><text:span text:style-name="T1">All new houses would be required to incorporate solar energ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arah Crocker</meta:initial-creator>
    <meta:creation-date>2012-07-08T20:01:20.34</meta:creation-date>
    <dc:date>2012-09-22T13:40:49.56</dc:date>
    <dc:creator>Sarah Crocker</dc:creator>
    <meta:editing-duration>PT50H56M27S</meta:editing-duration>
    <meta:editing-cycles>8</meta:editing-cycles>
    <meta:generator>OpenOffice.org/3.2$Win32 OpenOffice.org_project/320m18$Build-9502</meta:generator>
    <meta:document-statistic meta:table-count="0" meta:image-count="0" meta:object-count="0" meta:page-count="8" meta:paragraph-count="53" meta:word-count="4784" meta:character-count="26559"/>
  </office:meta>
</office:document-meta>
</file>